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0d78c" officeooo:paragraph-rsid="0003767f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paragraph-rsid="0003767f" style:font-size-asian="14pt" style:font-size-complex="14p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normal" officeooo:rsid="0010d78c" officeooo:paragraph-rsid="0003767f" style:text-blinking="false" fo:background-color="transparent" style:font-size-asian="14pt" style:font-size-complex="14pt"/>
    </style:style>
    <style:style style:name="T1" style:family="text">
      <style:text-properties officeooo:rsid="00123d55"/>
    </style:style>
    <style:style style:name="T2" style:family="text">
      <style:text-properties officeooo:rsid="0010d78c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23d55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 </text:p>
      <text:p text:style-name="P1"/>
      <text:p text:style-name="P1">Sr. Joan Pons Torres</text:p>
      <text:p text:style-name="P1">Gerente de la empresa XEROX, SL</text:p>
      <text:p text:style-name="P1"><text:span text:style-name="T1">Calle</text:span> de Maria Lluïsa Serra, 87</text:p>
      <text:p text:style-name="P1">MAHÓN, ISLAS BALEARES</text:p>
      <text:p text:style-name="P1"/>
      <text:p text:style-name="P1"/>
      <text:p text:style-name="P1">Señor,</text:p>
      <text:p text:style-name="P1"/>
      <text:p text:style-name="P2"><text:span text:style-name="T2">Recientemente </text:span><text:span text:style-name="T1">hemos tenido varias fallas en nuestras impresoras de consejería debido al gran uso esta temporada, navegando en internet observando reseñas y vuestro catálogo comento que</text:span><text:span text:style-name="T2"> </text:span><text:span text:style-name="T1">el centro está</text:span><text:span text:style-name="T3"> interesado en comprar impresoras multifuncionales de vuestra empresa, por lo tanto, solicitamos 2 unidades de los siguientes modelos: </text:span></text:p>
      <text:p text:style-name="P3"/>
      <text:p text:style-name="P1">Epson. EcoTank ET-4850.</text:p>
      <text:p text:style-name="P2">HP. Smart Tank 455.</text:p>
      <text:p text:style-name="P2"/>
      <text:p text:style-name="P1">Mientras esperamos la recepción de nuestro pedido, un saludo cordial</text:p>
      <text:p text:style-name="P1"/>
      <text:p text:style-name="P1"/>
      <text:p text:style-name="P1">[rúbrica]</text:p>
      <text:p text:style-name="P1"/>
      <text:p text:style-name="P1"><text:tab/></text:p>
      <text:p text:style-name="P1">Raquel Taltavull</text:p>
      <text:p text:style-name="P1">Directora del centro educativo IES Joan Ramis i Ramis.</text:p>
      <text:p text:style-name="P1"/>
      <text:p text:style-name="P1">Mahón, 10 de noviembre de 2023</text:p>
      <text:p text:style-name="P1"/>
      <text:p text:style-name="P1"/>
      <text:p text:style-name="P1">PD: <text:span text:style-name="T1">Añadiré una reseña positiva por el buen servicio, gracia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17:19.286715564</meta:creation-date>
    <dc:date>2023-11-27T10:32:58.353225994</dc:date>
    <meta:editing-duration>PT5M39S</meta:editing-duration>
    <meta:editing-cycles>1</meta:editing-cycles>
    <meta:document-statistic meta:table-count="0" meta:image-count="0" meta:object-count="0" meta:page-count="1" meta:paragraph-count="16" meta:word-count="117" meta:character-count="748" meta:non-whitespace-character-count="643"/>
    <meta:generator>LibreOffice/7.3.7.2$Linux_X86_64 LibreOffice_project/30$Build-2</meta:generator>
  </office:meta>
</office:document-meta>
</file>